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82d8" officeooo:paragraph-rsid="0004bba5" fo:background-color="#ffff0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bba5" officeooo:paragraph-rsid="0004bba5" fo:background-color="#ffff0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bba5" officeooo:paragraph-rsid="0004bba5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d7bf" officeooo:paragraph-rsid="0004d7bf" fo:background-color="#ffff0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04bba5" officeooo:paragraph-rsid="0004bba5" fo:background-color="transparent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26ae5e" officeooo:paragraph-rsid="0007c1d2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4bba5" officeooo:paragraph-rsid="0004bba5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08ce4a" officeooo:paragraph-rsid="0008ce4a" fo:background-color="transparent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0ed261" officeooo:paragraph-rsid="000ed261" fo:background-color="transparent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0f0b66" officeooo:paragraph-rsid="000f0b66" fo:background-color="transparent" style:font-size-asian="11pt" style:font-weight-asian="bold" style:font-size-complex="11pt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JENKINS INTEVIEW QUESTIONS:</text:p>
      <text:p text:style-name="P7"/>
      <text:p text:style-name="P8">LEARN ABOUT WEBHOOKS?***</text:p>
      <text:p text:style-name="P8"/>
      <text:p text:style-name="P9">IN GITHUB CAN THE JENKINS FILE BE IN ANY LOCATION?</text:p>
      <text:p text:style-name="P9">YES</text:p>
      <text:p text:style-name="P9"/>
      <text:p text:style-name="P9">THE JENKINS FILE NAME CAN BE ANY THING , NO NAMING CONVENTION IS MENTIONED.</text:p>
      <text:p text:style-name="P9"/>
      <text:p text:style-name="P9">ONE OF THE GOOD WAY OF <text:s/>WRITING A JENKINS FILES IS USING DOCKER CONTAINERS AS AN AGENT</text:p>
      <text:p text:style-name="P9">-&gt; YOU CAN LESSER THE CONFIGURATION</text:p>
      <text:p text:style-name="P9">-&gt; ALL THE <text:s/>STAGES INSIDE THE JENKINS JOBS <text:s/>IN MULTIPLE STAGE <text:s/>IT KEEPS ON INCREASING THE COMPLEXITY OF SOURCE CODE.</text:p>
      <text:p text:style-name="P9"/>
      <text:p text:style-name="P10">WHEN WE USE VIRTUAL MACHINES FOR CREATING THE ENVIRORNMENT <text:s/>WHEN YOU DONT NEED THE USAGE OF THAT PARTICULAR SOFTARE ALSO THE EC2 KEEPS ON RUNNING,IF YOU USE THE AWS AUTOSCALRE AND JENKINS AUTOSCALER ALSO THEN <text:s/>ALSO YOU NEED TO DO MINIMUM CONFIGURATION , INORDER TO AVOID THE CONFIGURATION IT IS A GOOD PRACTICE TO INSTALL DOCKER PLUGIN AND USE THE CONTAINER ARCHITECTURE.</text:p>
      <text:p text:style-name="P10"/>
      <text:p text:style-name="P10">YOURS PIPELINE <text:s/>WILL EXECUTE ALL THE STAGES INSIDE THE DOCKER CONTAINER AND ONCE YOURS JENKINS PIPELINE IS DONE ,THE DOCKER CONTAINER GETS DELELTED <text:s/>AFTER PIPELINE EXECUTEION.</text:p>
      <text:p text:style-name="P10"/>
      <text:p text:style-name="P10">SO THAT THERE WILL BE A <text:s/>LOTS OF SPACE TO <text:s/>RUN THE OTHERR JENKINS JOBS.</text:p>
      <text:p text:style-name="P10"/>
      <text:p text:style-name="P10">YOU ARE CAHRGED FOR THE USED INSTANCES. </text:p>
      <text:p text:style-name="P10"/>
      <text:p text:style-name="P10"/>
      <text:p text:style-name="P1">EXPLAIN CI-CD PROCESS IN YOURS ORGANIZATION?</text:p>
      <text:p text:style-name="P1"/>
      <text:p text:style-name="P2">HOW DO YOU <text:s/>HANDLE ISSUES IN YOURS WORKER NODE?</text:p>
      <text:p text:style-name="P2"/>
      <text:p text:style-name="P2">YOU HAVE YOUR JENKINS JOBS RUNNING IN YOUR WORKER NODES HOW DO YOU HANDLE THESE?</text:p>
      <text:p text:style-name="P2"/>
      <text:p text:style-name="P2">-&gt; I WILL LOGIN INTO WORKER NODE , TRYTO UNDERSTAND TH EPROBLEM,TRY TO LOOK INTO THE WORKER NODES HEALTH, </text:p>
      <text:p text:style-name="P2">EG:</text:p>
      <text:p text:style-name="P2">I WROTE A SMALL PYTHON APPLICATION THAT ALWAY MONITOR THE WORKER NODES HEALTH <text:s/>INCASE IF THE CPU OR RAM IS GOING OUTOF LIMIT IT WILL SEND THE ALERTS, </text:p>
      <text:p text:style-name="P2">EG:2:</text:p>
      <text:p text:style-name="P2">WE HAVE IMPLEMENTED AUTOSCALING IN EC2 MACHINES.</text:p>
      <text:p text:style-name="P2">BEST:EXAMPLE:</text:p>
      <text:p text:style-name="P5">WE HAVE IMPLEMENTED , IN OUR CASE WE ARE USING THE DOCKER AS AN AGENT IN THE JENKINS, WE ONLY SPIN UP THE CONTAINERS WHEN THERE IS A JENKINS JOB RUNNING.SO IN THAT WAY WE ENSURE THAT JENKINS WILL NOT BE DOWN AND CAN ALWAYS ACCEPT THE TRAFFIC.</text:p>
      <text:p text:style-name="P6"><text:span text:style-name="T1"/></text:p>
      <text:p text:style-name="P6"><text:soft-page-break/><text:span text:style-name="T1">Interview:</text:span><text:line-break/><text:span text:style-name="T2">there is a developer commited a change in the git repository, how could <text:s/>jenkins pipeline get notified or triggered that user done a change in the git repository?</text:span></text:p>
      <text:p text:style-name="P6">-&gt; we can do it by a webhook -&gt;in jenkins there is a webhook url -&gt; you can take the webhook url and add it in the github repository settings , there in actions you can set the webhook shoud trigger or commit , or the webhook should trigger on pull request. Or should be triggered in settings.</text:p>
      <text:p text:style-name="P6"/>
      <text:p text:style-name="P6">Eg: when ever developer creates a pull request or committed a file , git will send a notification to the jenkins and ask jenkins to start the pipeline.</text:p>
      <text:p text:style-name="P2"/>
      <text:p text:style-name="P2">WHAT WILL YOU DO IF YOUR WORKER NODE IS NOT RESPONSIVE?</text:p>
      <text:p text:style-name="P2"/>
      <text:p text:style-name="P2">HOW DO YOU INSTALL JENKINS:</text:p>
      <text:p text:style-name="P2">HOW DO YOU OPEN PORTS FOR <text:s/>JENKINS?</text:p>
      <text:p text:style-name="P2"/>
      <text:p text:style-name="P2"/>
      <text:p text:style-name="P4">KUBERNETES:</text:p>
      <text:p text:style-name="P4"/>
      <text:p text:style-name="P4">What is INGRESS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9:43:03.709016539</meta:creation-date>
    <meta:editing-duration>PT7M4S</meta:editing-duration>
    <meta:editing-cycles>2</meta:editing-cycles>
    <meta:generator>LibreOffice/7.3.7.2$Linux_X86_64 LibreOffice_project/30$Build-2</meta:generator>
    <dc:date>2023-09-14T21:24:46.084409546</dc:date>
    <meta:document-statistic meta:table-count="0" meta:image-count="0" meta:object-count="0" meta:page-count="2" meta:paragraph-count="30" meta:word-count="461" meta:character-count="2572" meta:non-whitespace-character-count="2124"/>
  </office:meta>
</office:document-meta>
</file>